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style>
    <style:style style:name="T2" style:parent-style-name="Standaardalinea-lettertype" style:family="text">
      <style:text-properties style:text-position="super 63.6%"/>
    </style:style>
  </office:automatic-styles>
  <office:body>
    <office:text text:use-soft-page-breaks="true">
      <text:p text:style-name="P1"><text:line-break/>Onderbouwing Snake Game Ralph<text:s/></text:p>
      <text:p text:style-name="Titel"/>
      <text:h text:style-name="Kop1" text:outline-level="1"><text:line-break/>1.<text:s/><text:tab/>Variabelen:<text:s/></text:h>
      <text:p text:style-name="Standaard">Ik heb gebruik gemaakt van zoveel mogelijk vooraf ingestelde variabelen, en hierin een onderscheid gemaakt tussen constanten die in de code niet meer veranderen en ‘Let’ variabelen die door verschillende functies nog veranderd worden. Hierdoor is het makkelijk om waarden aan te passen voor meerder functies in 1 keer. En blijft het overzichtelijk.<text:line-break/></text:p>
      <text:h text:style-name="Kop1" text:outline-level="1">2.<text:tab/>Game speed controle:<text:s/></text:h>
      <text:p text:style-name="Standaard">Ik heb gekozen om een functie creëren waarmee de snelheid van de slang veranderd naarmate je meer punten scoort. Dit verhoogt de moeilijkheid en maakt het geheel uitdagender. Via de ‘speed’ variabel kan je gemakkelijk de verandering aanpassen zonder naar de functie te hoeven zoeken.<text:s/></text:p>
      <text:p text:style-name="Standaard"/>
      <text:h text:style-name="Kop1" text:outline-level="1">3.<text:s/><text:tab/>Plaatjes en achtergrond :</text:h>
      <text:p text:style-name="Standaard">Voor het design heb ik gekozen om plaatjes gebruiken want mijn concept was reverse snake. Je ziet vaak dat het een slang is die appeltjes eet. En ik vond het grappig om dit om te draaien en de appel de slang te maken en omgekeerd. Hiervoor heb ik plaatjes in de code gebruikt om deze grafische keuze duidelijk over te brengen.<text:s/><text:line-break/>Ook heb ik voor de aankleding gekozen voor een achtergrond image van het speelveld en verschillende lettertypen om het een retro look te geven.<text:s/><text:line-break/></text:p>
      <text:h text:style-name="Kop1" text:outline-level="1">4.<text:s/><text:tab/>Game loop:<text:s/></text:h>
      <text:p text:style-name="Standaard">In de game loop functie word deze functie constant opnieuw opgeroepen, deze functie controlleerd of the condities voor de gameOver functie waar of onwaar zijn. Als deze waar is word de game loop gestopt. Als deze onwaar is blijft de game loop lopen dankzij de setTimeout functie. Deze word aan de hand van de GAME_SPEED variabel constant herhaald. Binnen deze functie word het bord, de slang en het voedsel opnieuw getekend. De nieuwe tekeningen geeft de nieuwe weergave weer met de nieuwe coördinaten voor de slang en eventueel het voedsel en simuleert dus de beweging van de slang.<text:line-break/></text:p>
      <text:h text:style-name="Kop1" text:outline-level="1">5.<text:s/><text:tab/>Collision Detectie:<text:s/></text:h>
      <text:p text:style-name="Standaard">Om te bepalen of het spel over is heb ik de gameOver functie ingesteld om botsingen te detecteren. Deze functie checkt of de kop van de slang op hetzelfde cooordinaat zit als een gedeelte van het lichaam van de slang. En daarnaast controleert deze functie ook of de kop van de slang de grenzen<text:s/><text:soft-page-break/>van het speelveld raakt.<text:s/><text:line-break/>Daarnaast word er binnen de moveSnake functie gekeken of de kop van de slang overeenkomt met de locatie van het voedsel. Door middel van een vergelijking met de zijden van de kop van de slang en de zijden van het voedsel wordt bepaald of de kop van de slang het voedsel raakt.</text:p>
      <text:p text:style-name="Standaard"/>
      <text:h text:style-name="Kop1" text:outline-level="1">6.<text:tab/>Besturing:</text:h>
      <text:p text:style-name="Standaard">De functie: snakeMovement registreert de ingedrukte toetsen dmv een eventlistener. Er word alleen uitgeluisterd naar de pijltjesknoppen en de default instelling voor de pijltjes toetsten, in dit geval scrollen van het beeldscherm, worden uitgeschakelt zodat dit geen invloed heeft op het spelen van het spel.<text:s/></text:p>
      <text:p text:style-name="Standaard">De juiste eventKey codes voor de pijltjes toetsen worden in het begin van de functie in een variabelle opgeslagen en later in de functie gebruikt.<text:s/><text:line-break/>Afhankelijk van de knop die ingedrukt word veranderd de verplaatsing op de x of y as met 25 of -25. Dit getal is opgeslagen in de ‘movement’ variabel zodat ook deze makkelijk aangepast kan worden over het geheel.<text:s/></text:p>
      <text:p text:style-name="Standaard">Dit zorgt ervoor dat de richting waarin de slang zich beweegt veranderd. Er word ook meteen gecontroleerd of de slang niet tegen zichzelf in beweegt. Dus als de beweging al naar links is, gebeurt er niks als je op pijltje naar rechts drukt.<text:line-break/><text:line-break/>Hij staat nu op 25 omdat dit i.v.m. de grootte van de plaatjes waaruit de slang bestaat voor de beste weergave zorgt. Als je deze bijvoorbeeld op 10 zet dan lopen de plaatjes in elkaar over, of als je hem groter zet dan zit er teveel ruimte tussen de plaatjes.<text:s/><text:line-break/></text:p>
      <text:h text:style-name="Kop1" text:outline-level="1">7.<text:tab/>High score &amp; score:<text:s/></text:h>
      <text:p text:style-name="Standaard">Ik heb ook een highscore tabel bij het spel geplaatst. De functie<text:s/>updateHighscoresWhenHighscore<text:s/>is de hoofd functie hiervoor. Binnen deze functie word er allereerst gekeken naar de score van de speler op het moment dat gameOver getriggerd word.</text:p>
      <text:p text:style-name="Standaard">Er word een array gemaakt van de huidige scores en aan de hand hiervan word gekeken of de score van de speler hoger is dan de bestaande scores.</text:p>
      <text:p text:style-name="Standaard">Als deze score hoger is dan een van de scores in het highscore tabel dan word de speler via een prompt gevraagd om zijn of haar naam in te vullen. Aan de hand van deze informatie ‘score’ en ‘speler naam’ word de tabel geüpdatet. Dus de highscore word op de juiste plek geplaatst en de scores daaronder schuiven 1 naar beneden. Alles onder de 10<text:span text:style-name="T2">e</text:span><text:s/>score word verwijderd.<text:s/></text:p>
      <text:p text:style-name="Standaard">Helaas zit er geen database functie achter dus als het spel herstart word dan verdwijnt de score weer. Maar ik vond het toch belangrijk dat er een highscore functie in het spel zat, want iedereen wil winnen toch?<text:s/></text:p>
      <text:p text:style-name="Standaard">Doormiddel van een queryselector word die informatie van het tabel uit het HTML document gehaald. De scores worden via parseInt omgezet in getallen zodat deze te vergelijken zijn met de behaalde score.</text:p>
      <text:p text:style-name="Standaard"/>
      <text:soft-page-break/>
      <text:h text:style-name="Kop1" text:outline-level="1">Design Keuzes:<text:s/></text:h>
      <text:p text:style-name="Standaard">Na wat onderzoek over hoe ik uberhaupt een snake game ging maken kwam ik al gauw op het idee om een appel de slang te maken en andersom. Ik ben begonnen met eerst een simpele versie van het spel op te zetten om de werking te waarborgen en vanuit daar aan het ontwerp gaan werken.<text:s/><text:line-break/><text:line-break/>Ik heb een hoop geleerd en moeten leren om dit project te kunnen opzetten. Ik heb meerdere tutorials gekeken en documentatie nagelezen over de snake spellen. Daarnaast heeft ChatGPT ook zeker geholpen in het implementeren van een aantal functies en designs.<text:s/></text:p>
      <text:p text:style-name="Standaard">Ik vond de donkere achtergrond met de Bisque kleur voor de meeste teksten en de omlijning een fijn contrast hebben en het paste ook goed bij de gekozen achtergrond van het spel zelf.<text:s/><text:line-break/><text:line-break/>Voor de appel heb ik een plaatje van het internet gehaald van een appel met een hap eruit en deze in paint aangepast zodat het lijkt alsof hij tanden heeft. De lichaamsdelen zijn gewoon volledige appels als plaatje. Ik heb niet gekozen voor meer retro 8 bit achtige plaatjes omdat met deze plaatjes het idee van de tanden van de appel een stuk minder goed zichtbaar was.<text:s/><text:line-break/>De slang is een simpel plaatje van een opgekrulde slang, maar wel eentje die nog steeds duidelijk te herkennen is als slang op de gekozen grootte van het spel.</text:p>
      <text:p text:style-name="Standaard">Het retro lettertype wat ik heb toegevoegd vind ik goed passen bij het soort spelletje dat snake is. Het is niet echt origineel maar voelt wel lekker arcade en vertrouwd voor mij.<text:s/></text:p>
      <text:p text:style-name="Standaard">Met de titel en ondertitel heb ik wat andere lettertype gepakt om er een beetje jus aan te geven. Ik moest, door de appel die op moordtocht is, <text:s/>een beetje denken aan de film (hele slechte trouwens) ‘Rise of the killer tomatoes’. Daarom vond ik het lettertype voor de subtitel wel passen omdat het een ‘over the top’ horrorfilm vibe geeft.<text:line-break/><text:line-break/>Ik ben ook nog bezig geweest met een startscherm waarop een begeleidend verhaal voorbij komt á la star wars. Dit schermt werkt ook zoals bedoeld maar helaas door een tijdgebrek kon ik het niet veel mooier maken dan het nu is.<text:s/></text:p>
      <text:p text:style-name="Standaard">Ook heb ik nog via de @media css instellingen gezorgd dat als je het scherm minimaliseert het spel speelbaar blijft zonder dat de teksten overlopen in het speelveld. <text:s/>Ik liep er tegenaan toen ik het scherm verkleinde en wilde dit graag opgelost hebben. De highscore tabel verplaats naar onder het scherm en de titel en subtitel verdwijnen compleet. De Restart button en score worden boven het speelveld weergegeven.</text:p>
      <text:p text:style-name="Standaard"/>
      <text:p text:style-name="Standaard"/>
      <text:p text:style-name="Titel">Afsluiting:<text:s/></text:p>
      <text:p text:style-name="Standaard">Heel erg bedankt voor de kans en de opdracht! Ik hoop dat ik het er een beetje goed vanaf gebracht heb. Ik heb een hoop moeten leren in een snelle tijd en zeker gebruik gemaakt van google en chatGPT om tot dit resultaat te komen.<text:s/><text:line-break/><text:line-break/>Ongeacht wat het resultaat hiervan word, heb ik echt snel een hoop geleerd en dit heeft me wel doen inzien dat ik meer van dit soort projecten moet gaan doen. Ik vond het erg leuk om eraan te werken en soms was het ineens middernacht als ik weer eens op keek (oops).<text:s/><text:line-break/><text:soft-page-break/>Mocht je nog vragen hebben over zaken dan hoor ik dat natuurlijk graag!<text:s/><text:line-break/></text:p>
      <text:p text:style-name="Titel"><text:line-break/><text:line-break/></text:p>
      <text:p text:style-name="Standaard"><text:line-break/><text:line-break/></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lph van Beek</meta:initial-creator>
    <dc:creator>Ralph van Beek</dc:creator>
    <meta:creation-date>2024-02-14T12:08:00Z</meta:creation-date>
    <dc:date>2024-02-15T14:45:00Z</dc:date>
    <meta:template xlink:href="Normal" xlink:type="simple"/>
    <meta:editing-cycles>2</meta:editing-cycles>
    <meta:editing-duration>PT88260S</meta:editing-duration>
    <meta:document-statistic meta:page-count="4" meta:paragraph-count="15" meta:word-count="1210" meta:character-count="7851" meta:row-count="55" meta:non-whitespace-character-count="6656"/>
  </office:meta>
</office:document-meta>
</file>